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start="" draw:marker-end="" draw:fill="none" draw:textarea-vertical-align="middle"/>
    </style:style>
    <style:style style:name="gr7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4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0.906cm" svg:y="12.17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2" draw:text-style-name="P1" draw:layer="layout" svg:width="2.54cm" svg:height="2.54cm" svg:x="5.191cm" svg:y="10.2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line draw:style-name="gr3" draw:text-style-name="P1" draw:layer="layout" svg:x1="6.461cm" svg:y1="11.54cm" svg:x2="12.177cm" svg:y2="13.444cm">
          <text:p/>
        </draw:line>
        <draw:line draw:style-name="gr4" draw:text-style-name="P1" draw:layer="layout" svg:x1="12.177cm" svg:y1="13.447cm" svg:x2="6.461cm" svg:y2="15.351cm">
          <text:p/>
        </draw:line>
        <draw:frame draw:style-name="gr5" draw:text-style-name="P3" draw:layer="layout" svg:width="1.865cm" svg:height="0.729cm" svg:x="8.747cm" svg:y="11.447cm">
          <draw:text-box>
            <text:p text:style-name="P2"><text:span text:style-name="T1">(</text:span><text:span text:style-name="T2">vx</text:span><text:span text:style-name="T1">, </text:span><text:span text:style-name="T2">vy</text:span><text:span text:style-name="T1">)</text:span></text:p>
          </draw:text-box>
        </draw:frame>
        <draw:frame draw:style-name="gr5" draw:text-style-name="P2" draw:layer="layout" svg:width="2.005cm" svg:height="0.729cm" svg:x="8.647cm" svg:y="14.716cm">
          <draw:text-box>
            <text:p text:style-name="P2"><text:span text:style-name="T1">(</text:span><text:span text:style-name="T2">-vx</text:span><text:span text:style-name="T1">, </text:span><text:span text:style-name="T3">vy</text:span><text:span text:style-name="T1">)</text:span></text:p>
          </draw:text-box>
        </draw:frame>
        <draw:line draw:style-name="gr6" draw:text-style-name="P1" draw:layer="layout" svg:x1="13.446cm" svg:y1="9.455cm" svg:x2="13.446cm" svg:y2="16.948cm">
          <text:p/>
        </draw:line>
        <draw:frame draw:style-name="gr5" draw:text-style-name="P2" draw:layer="layout" svg:width="1.23cm" svg:height="0.729cm" svg:x="13.7cm" svg:y="13.098cm">
          <draw:text-box>
            <text:p text:style-name="P2"><text:span text:style-name="T1">wall</text:span></text:p>
          </draw:text-box>
        </draw:frame>
        <draw:frame draw:style-name="gr5" draw:text-style-name="P4" draw:layer="layout" svg:width="0.642cm" svg:height="0.729cm" svg:x="5.826cm" svg:y="10.558cm">
          <draw:text-box>
            <text:p text:style-name="P4"><text:span text:style-name="T2">r</text:span></text:p>
          </draw:text-box>
        </draw:frame>
        <draw:line draw:style-name="gr7" draw:text-style-name="P1" draw:layer="layout" svg:x1="6.461cm" svg:y1="10.271cm" svg:x2="6.461cm" svg:y2="11.541cm">
          <text:p/>
        </draw:line>
        <draw:frame draw:style-name="gr5" draw:text-style-name="P2" draw:layer="layout" svg:width="1.443cm" svg:height="0.729cm" svg:x="5.781cm" svg:y="11.574cm">
          <draw:text-box>
            <text:p text:style-name="P2"><text:span text:style-name="T1">(</text:span><text:span text:style-name="T2">x</text:span><text:span text:style-name="T1">, </text:span><text:span text:style-name="T2">y</text:span><text:span text:style-name="T1">)</text:span></text:p>
          </draw:text-box>
        </draw:frame>
        <draw:frame draw:style-name="gr5" draw:text-style-name="P2" draw:layer="layout" svg:width="1.603cm" svg:height="0.729cm" svg:x="11.335cm" svg:y="13.573cm">
          <draw:text-box>
            <text:p text:style-name="P2"><text:span text:style-name="T1">(</text:span><text:span text:style-name="T2">x'</text:span><text:span text:style-name="T1">, </text:span><text:span text:style-name="T2">y'</text:span><text:span text:style-name="T1">)</text:span></text:p>
          </draw:text-box>
        </draw:frame>
        <draw:frame draw:style-name="gr5" draw:text-style-name="P2" draw:layer="layout" svg:width="3.313cm" svg:height="0.729cm" svg:x="7.477cm" svg:y="13.065cm">
          <draw:text-box>
            <text:p text:style-name="P2"><text:span text:style-name="T1">Elapsed time: </text:span><text:span text:style-name="T2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nry </meta:initial-creator>
    <meta:creation-date>2014-06-09T15:42:02.648188707</meta:creation-date>
    <dc:date>2014-06-09T15:53:36.908975226</dc:date>
    <dc:creator>Henry </dc:creator>
    <meta:editing-duration>P0D</meta:editing-duration>
    <meta:editing-cycles>1</meta:editing-cycles>
    <meta:document-statistic meta:object-count="13"/>
    <meta:generator>LibreOffice/4.2.3.3$Linux_X86_64 LibreOffice_project/420m0$Build-3</meta:generator>
  </office:meta>
</office:document-meta>
</file>